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33cm" svg:y="-5cm"/>
          <draw:glue-point draw:id="5" svg:x="-0.001cm" svg:y="5cm"/>
          <draw:glue-point draw:id="6" svg:x="-5cm" svg:y="-2.836cm"/>
          <draw:glue-point draw:id="7" svg:x="-5cm" svg:y="2.735cm"/>
          <draw:glue-point draw:id="8" svg:x="-5cm" svg:y="-0.051cm"/>
          <draw:glue-point draw:id="9" svg:x="5cm" svg:y="-2.656cm"/>
          <draw:glue-point draw:id="10" svg:x="5cm" svg:y="2.653cm"/>
          <draw:glue-point draw:id="11" svg:x="5cm" svg:y="0cm"/>
          <draw:glue-point draw:id="12" svg:x="-0.004cm" svg:y="-0.019cm"/>
          <draw:polygon draw:style-name="gr1" draw:layer="layout" svg:width="3.415cm" svg:height="1.175cm" svg:x="0cm" svg:y="0.825cm" svg:viewBox="0 0 3416 1176" draw:points="3416,588 3413,557 3407,528 3395,499 3380,469 3361,440 3337,411 3309,383 3276,355 3241,329 3201,302 3157,276 3109,251 3057,227 3004,205 2945,182 2884,161 2820,141 2753,123 2683,105 2611,88 2536,73 2460,60 2381,46 2300,36 2218,26 2135,18 2051,11 1966,6 1880,2 1794,0 1707,0 1620,0 1535,2 1448,6 1363,11 1280,18 1196,26 1114,36 1034,46 955,60 879,73 804,88 731,105 661,123 595,141 531,161 470,182 411,205 357,227 306,251 257,276 214,302 174,329 138,355 105,383 78,411 54,440 35,469 20,499 8,528 2,557 0,588 2,617 8,647 20,676 35,706 54,735 78,764 105,791 138,819 174,846 214,873 257,898 306,923 357,948 411,970 470,993 531,1014 595,1034 661,1052 731,1070 804,1087 879,1102 955,1115 1034,1128 1114,1139 1196,1148 1280,1157 1363,1163 1448,1168 1535,1173 1620,1175 1707,1176 1794,1175 1880,1173 1966,1168 2051,1163 2135,1157 2218,1148 2300,1139 2381,1128 2460,1115 2536,1102 2611,1087 2683,1070 2753,1052 2820,1034 2884,1014 2945,993 3004,970 3057,948 3109,923 3157,898 3201,873 3241,846 3276,819 3309,791 3337,764 3361,735 3380,706 3395,676 3407,647 3413,617">
            <text:p/>
          </draw:polygon>
          <draw:path draw:style-name="gr2" draw:layer="layout" svg:width="3.388cm" svg:height="1.155cm" svg:x="0.006cm" svg:y="0.825cm" svg:viewBox="0 0 3389 1156" svg:d="m3389 578-3-30-6-29-12-29-14-28-20-29-24-28-28-28-33-27-35-26-40-27-44-25-48-25-51-24-54-23-58-21-62-20-64-20-67-18-70-17-73-16-74-15-76-14-79-13-80-10-81-10-84-8-85-7-85-4-85-4-87-3h-86-87l-87 3-86 4-84 4-85 7-83 8-82 10-81 10-78 13-77 14-74 15-73 16-69 17-67 18-65 20-61 20-58 21-54 23-52 24-47 25-43 25-41 27-36 26-32 27-28 28-25 28-19 29-7 15zm0 202 7 15 19 28 25 29 28 27 32 27 36 27 41 27 43 24 47 25 52 24 54 23 58 21 61 20 65 20 67 19 69 17 73 16 74 15 77 14 78 12 81 11 82 9 83 8 85 7 84 4 86 5 87 2 87 1 86-1 87-2 85-5 85-4 85-7 84-8 81-9 80-11 79-12 76-14 74-15 73-16 70-17 67-19 64-20 62-20 58-21 54-23 51-24 48-25 44-24 40-27 35-27 33-27 28-27 24-29 20-28 14-29 12-29 6-29 3-29zm0 0z">
            <text:p/>
          </draw:path>
          <draw:polygon draw:style-name="gr1" draw:layer="layout" svg:width="3.415cm" svg:height="0.825cm" svg:x="0cm" svg:y="0.598cm" svg:viewBox="0 0 3416 826" draw:points="3416,0 3416,826 0,826 0,0">
            <text:p/>
          </draw:polygon>
          <draw:polygon draw:style-name="gr3" draw:layer="layout" svg:width="3.415cm" svg:height="1.175cm" svg:x="0cm" svg:y="0cm" svg:viewBox="0 0 3416 1176" draw:points="3416,588 3413,558 3407,528 3395,498 3380,469 3361,439 3337,411 3309,383 3276,356 3241,328 3201,302 3157,276 3109,251 3057,227 3004,204 2945,182 2884,161 2820,141 2753,122 2683,105 2611,88 2536,73 2460,59 2381,46 2300,35 2218,26 2135,18 2051,11 1966,6 1880,2 1794,0 1707,0 1620,0 1535,2 1448,6 1363,11 1280,18 1196,26 1114,35 1034,46 955,59 879,73 804,88 731,105 661,122 595,141 531,161 470,182 411,204 357,227 306,251 257,276 214,302 174,328 138,356 105,383 78,411 54,439 35,469 20,498 8,528 2,558 0,588 2,617 8,647 20,677 35,706 54,735 78,764 105,792 138,819 174,846 214,873 257,899 306,924 357,948 411,971 470,993 531,1014 595,1034 661,1053 731,1070 804,1087 879,1102 955,1115 1034,1128 1114,1140 1196,1149 1280,1157 1363,1163 1448,1169 1535,1173 1620,1175 1707,1176 1794,1175 1880,1173 1966,1169 2051,1163 2135,1157 2218,1149 2300,1140 2381,1128 2460,1115 2536,1102 2611,1087 2683,1070 2753,1053 2820,1034 2884,1014 2945,993 3004,971 3057,948 3109,924 3157,899 3201,873 3241,846 3276,819 3309,792 3337,764 3361,735 3380,706 3395,677 3407,647 3413,617">
            <text:p/>
          </draw:polygon>
          <draw:path draw:style-name="gr2" draw:layer="layout" svg:width="3.388cm" svg:height="1.155cm" svg:x="0.006cm" svg:y="0cm" svg:viewBox="0 0 3389 1156" svg:d="m3389 578-3-30-6-29-12-28-14-29-20-29-24-29-28-27-33-27-35-26-40-27-44-25-48-24-51-24-54-23-58-22-62-20-64-20-67-19-70-17-73-16-74-14-76-15-79-12-80-11-81-9-84-7-85-8-85-4-85-5-87-2h-86-87l-87 2-86 5-84 4-85 8-83 7-82 9-81 11-78 12-77 15-74 14-73 16-69 17-67 19-65 20-61 20-58 22-54 23-52 24-47 24-43 25-41 27-36 26-32 27-28 27-25 29-19 29-7 15zm0 201 7 15 19 29 25 29 28 27 32 27 36 27 41 27 43 24 47 24 52 25 54 23 58 21 61 21 65 19 67 18 69 18 73 15 74 16 77 13 78 13 81 10 82 10 83 8 85 7 84 5 86 3 87 3 87 1 86-1 87-3 85-3 85-5 85-7 84-8 81-10 80-10 79-13 76-13 74-16 73-15 70-18 67-18 64-19 62-21 58-21 54-23 51-25 48-24 44-24 40-27 35-27 33-27 28-27 24-29 20-29 14-28 12-28 6-30 3-29zm0 0z">
            <text:p/>
          </draw:path>
          <draw:line draw:style-name="gr2" draw:layer="layout" svg:x1="3.394cm" svg:y1="0.578cm" svg:x2="3.394cm" svg:y2="1.402cm">
            <text:p/>
          </draw:line>
          <draw:line draw:style-name="gr2" draw:layer="layout" svg:x1="0cm" svg:y1="0.578cm" svg:x2="0cm" svg:y2="1.402cm">
            <text:p/>
          </draw:line>
          <draw:polygon draw:style-name="gr4" draw:layer="layout" svg:width="0.812cm" svg:height="0.847cm" svg:x="1.416cm" svg:y="0.185cm" svg:viewBox="0 0 813 848" draw:points="813,0 813,848 0,412">
            <text:p/>
          </draw:polygon>
          <draw:polygon draw:style-name="gr4" draw:layer="layout" svg:width="0.228cm" svg:height="0.742cm" svg:x="1.125cm" svg:y="0.207cm" svg:viewBox="0 0 229 743" draw:points="229,0 229,743 0,743 0,0">
            <text:p/>
          </draw:polygon>
          <draw:polygon draw:style-name="gr5" draw:layer="layout" svg:width="0.813cm" svg:height="0.845cm" svg:x="1.436cm" svg:y="0.207cm" svg:viewBox="0 0 814 846" draw:points="814,0 814,846 0,412">
            <text:p/>
          </draw:polygon>
          <draw:polygon draw:style-name="gr5" draw:layer="layout" svg:width="0.229cm" svg:height="0.742cm" svg:x="1.145cm" svg:y="0.227cm" svg:viewBox="0 0 230 743" draw:points="230,0 230,743 0,743 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IX Firewall Left</dc:title>
    <meta:creation-date>2011-02-07T16:44:41</meta:creation-date>
    <meta:editing-duration>P0D</meta:editing-duration>
    <meta:editing-cycles>1</meta:editing-cycles>
    <meta:document-statistic meta:object-count="12"/>
    <meta:generator>OpenOffice.org/3.3$Linux OpenOffice.org_project/330m20$Build-9567</meta:generator>
  </office:meta>
</office:document-meta>
</file>